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En-tête" style:family="table" style:master-page-name="Standard">
      <style:table-properties style:width="17.515cm" fo:margin-left="0cm" fo:margin-right="-0.014cm" style:page-number="auto" table:align="margins" style:writing-mode="lr-tb"/>
    </style:style>
    <style:style style:name="En-tête.A" style:family="table-column">
      <style:table-column-properties style:column-width="17.515cm" style:rel-column-width="65535*"/>
    </style:style>
    <style:style style:name="En-tête.A1" style:family="table-cell">
      <style:table-cell-properties fo:background-color="transparent" fo:padding="0.097cm" fo:border="none">
        <style:background-image/>
      </style:table-cell-properties>
    </style:style>
    <style:style style:name="En-tête.A2" style:family="table-cell">
      <style:table-cell-properties fo:padding="0.097cm" fo:border="none"/>
    </style:style>
    <style:style style:name="Public" style:family="table">
      <style:table-properties style:width="17.501cm" table:align="margins" style:writing-mode="lr-tb"/>
    </style:style>
    <style:style style:name="Public.A" style:family="table-column">
      <style:table-column-properties style:column-width="17.501cm" style:rel-column-width="65535*"/>
    </style:style>
    <style:style style:name="PointPublic" style:family="table">
      <style:table-properties style:width="17.501cm" table:align="margins" style:writing-mode="lr-tb"/>
    </style:style>
    <style:style style:name="PointPublic.A" style:family="table-column">
      <style:table-column-properties style:column-width="17.501cm" style:rel-column-width="65535*"/>
    </style:style>
    <style:style style:name="PointsPublics" style:family="table">
      <style:table-properties style:width="17.501cm" table:align="margins" style:writing-mode="lr-tb"/>
    </style:style>
    <style:style style:name="PointsPublics.A" style:family="table-column">
      <style:table-column-properties style:column-width="17.501cm" style:rel-column-width="65535*"/>
    </style:style>
    <style:style style:name="PointHuis-Clos" style:family="table">
      <style:table-properties style:width="17.501cm" table:align="margins" style:writing-mode="lr-tb"/>
    </style:style>
    <style:style style:name="PointHuis-Clos.A" style:family="table-column">
      <style:table-column-properties style:column-width="17.501cm" style:rel-column-width="65535*"/>
    </style:style>
    <style:style style:name="PointsHuis-Clos" style:family="table">
      <style:table-properties style:width="17.501cm" table:align="margins" style:writing-mode="lr-tb"/>
    </style:style>
    <style:style style:name="PointsHuis-Clos.A" style:family="table-column">
      <style:table-column-properties style:column-width="17.501cm" style:rel-column-width="65535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Heading">
      <style:text-properties fo:font-size="10pt" style:font-size-asian="10pt" style:font-size-complex="10pt"/>
    </style:style>
    <style:style style:name="P8" style:family="paragraph" style:parent-style-name="Heading">
      <style:text-properties style:font-name="Verdana2" fo:font-size="18pt" style:font-size-asian="18pt" style:font-size-complex="18pt"/>
    </style:style>
    <style:style style:name="P9" style:family="paragraph" style:parent-style-name="standard2">
      <style:text-properties style:font-name="Verdana2" fo:font-size="9pt" style:font-size-asian="9pt" style:font-size-complex="9pt"/>
    </style:style>
    <style:style style:name="P10" style:family="paragraph" style:parent-style-name="Text_20_body" style:master-page-name="">
      <style:paragraph-properties fo:margin-left="0cm" fo:margin-right="0cm" fo:text-align="center" style:justify-single-word="false" fo:orphans="2" fo:widows="2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fo:font-size="9pt" fo:language="fr" fo:country="BE" style:font-size-asian="9pt" style:font-size-complex="9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/>
    </style:style>
    <style:style style:name="T2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329426264" text:id="ct329426264">
          <text:insertion>
            <office:change-info>
              <dc:creator>Auteur inconnu</dc:creator>
              <dc:date>2020-05-28T11:21:00</dc:date>
            </office:change-info>
          </text:insertion>
        </text:changed-region>
        <text:changed-region xml:id="ct329424912" text:id="ct329424912">
          <text:insertion>
            <office:change-info>
              <dc:creator>Auteur inconnu</dc:creator>
              <dc:date>2020-06-04T14:23:00</dc:date>
            </office:change-info>
          </text:insertion>
        </text:changed-region>
        <text:changed-region xml:id="ct329423248" text:id="ct329423248">
          <text:insertion>
            <office:change-info>
              <dc:creator>Auteur inconnu</dc:creator>
              <dc:date>2020-06-04T14:42:00</dc:date>
            </office:change-info>
          </text:insertion>
        </text:changed-region>
        <text:changed-region xml:id="ct329424288" text:id="ct329424288">
          <text:insertion>
            <office:change-info>
              <dc:creator>Auteur inconnu</dc:creator>
              <dc:date>2020-06-04T15:39:00</dc:date>
            </office:change-info>
          </text:insertion>
        </text:changed-region>
        <text:changed-region xml:id="ct329425432" text:id="ct329425432">
          <text:insertion>
            <office:change-info>
              <dc:creator>Auteur inconnu</dc:creator>
              <dc:date>2020-06-04T15:31:00</dc:date>
            </office:change-info>
          </text:insertion>
        </text:changed-region>
        <text:changed-region xml:id="ct329425536" text:id="ct329425536">
          <text:insertion>
            <office:change-info>
              <dc:creator>Auteur inconnu</dc:creator>
              <dc:date>2020-06-04T14:30:00</dc:date>
            </office:change-info>
          </text:insertion>
        </text:changed-region>
        <text:changed-region xml:id="ct329425952" text:id="ct329425952">
          <text:insertion>
            <office:change-info>
              <dc:creator>Auteur inconnu</dc:creator>
              <dc:date>2020-06-04T14:53:00</dc:date>
            </office:change-info>
          </text:insertion>
        </text:changed-region>
        <text:changed-region xml:id="ct329424496" text:id="ct329424496">
          <text:insertion>
            <office:change-info>
              <dc:creator>Auteur inconnu</dc:creator>
              <dc:date>2020-06-04T14:53:00</dc:date>
            </office:change-info>
          </text:insertion>
        </text:changed-region>
        <text:changed-region xml:id="ct329426056" text:id="ct329426056">
          <text:insertion>
            <office:change-info>
              <dc:creator>Auteur inconnu</dc:creator>
              <dc:date>2020-06-04T15:41:00</dc:date>
            </office:change-info>
          </text:insertion>
        </text:changed-region>
        <text:changed-region xml:id="ct329424808" text:id="ct329424808">
          <text:insertion>
            <office:change-info>
              <dc:creator>Auteur inconnu</dc:creator>
              <dc:date>2020-06-04T15:18:00</dc:date>
            </office:change-info>
          </text:insertion>
        </text:changed-region>
        <text:changed-region xml:id="ct329426160" text:id="ct329426160">
          <text:insertion>
            <office:change-info>
              <dc:creator>Auteur inconnu</dc:creator>
              <dc:date>2020-06-04T15:19:00</dc:date>
            </office:change-info>
          </text:insertion>
        </text:changed-region>
        <text:changed-region xml:id="ct329423456" text:id="ct329423456">
          <text:insertion>
            <office:change-info>
              <dc:creator>Auteur inconnu</dc:creator>
              <dc:date>2021-06-08T16:10:00</dc:date>
            </office:change-info>
          </text:insertion>
        </text:changed-region>
        <text:changed-region xml:id="ct329423560" text:id="ct329423560">
          <text:insertion>
            <office:change-info>
              <dc:creator>Auteur inconnu</dc:creator>
              <dc:date>2021-06-08T16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n-tête" table:style-name="En-tête">
        <table:table-column table:style-name="En-tête.A"/>
        <table:table-row>
          <table:table-cell table:style-name="En-tête.A1" office:value-type="string">
            <text:p text:style-name="P7">PROVINCE DE NAMUR<text:line-break/>VILLE D'ANDENNE</text:p>
          </table:table-cell>
        </table:table-row>
        <table:table-row>
          <table:table-cell table:style-name="En-tête.A2" office:value-type="string">
            <text:p text:style-name="P7"/>
            <text:p text:style-name="P7">SEANCE DU CONSEIL COMMUNAL DU <text:change-start text:change-id="ct329426264"/>self.adapted().getDisplayableName(False, True)<text:change-end text:change-id="ct329426264"/></text:p>
            <text:p text:style-name="P7"/>
            <text:p text:style-name="P7">ADDENDUM A L'ORDRE DU JOUR</text:p>
            <text:p text:style-name="P7"/>
          </table:table-cell>
        </table:table-row>
      </table:table>
      <text:section text:style-name="Sect1" text:name="Séance Publique">
        <table:table table:name="Public" table:style-name="Public">
          <table:table-column table:style-name="Public.A"/>
          <table:table-row>
            <table:table-cell office:value-type="string">
              <text:p text:style-name="Table_20_Contents"><office:annotation><dc:creator>Auteur inconnu</dc:creator><dc:date>2021-06-08T16:16:16.40</dc:date><text:p text:style-name="P11"><text:span text:style-name="T2">do section if len(</text:span><text:span text:style-name="T3">self.adapted().getPrintableItemsByCategory(itemUids, late=True, privacy='public')) &gt; 0</text:span></text:p></office:annotation></text:p>
            </table:table-cell>
          </table:table-row>
          <table:table-row>
            <table:table-cell office:value-type="string">
              <text:p text:style-name="Table_20_Contents"/>
            </table:table-cell>
          </table:table-row>
        </table:table>
        <text:p text:style-name="P6">SEANCE PUBLIQUE</text:p>
        <text:p text:style-name="Standard"/>
        <text:p text:style-name="Standard"/>
        <text:p text:style-name="Standard"/>
        <text:section text:style-name="Sect1" text:name="Catégorie Publique">
          <text:p text:style-name="P3"><office:annotation><dc:creator>Auteur inconnu</dc:creator><dc:date>2020-06-04T14:26:48.40</dc:date><text:p text:style-name="P11"><text:span text:style-name="T3">do section for categoryList in self.adapted().getPrintableItemsByCategory(itemUids, late=True, privacy='public')</text:span></text:p></office:annotation><text:change-start text:change-id="ct329424912"/>categoryList[1]<text:change-end text:change-id="ct329424912"/>.<text:tab/><text:change-start text:change-id="ct329423248"/>categoryList[0].Title()<text:change-end text:change-id="ct329423248"/></text:p>
          <text:p text:style-name="Standard"/>
          <table:table table:name="PointPublic" table:style-name="PointPublic">
            <table:table-column table:style-name="PointPublic.A"/>
            <table:table-row>
              <table:table-cell office:value-type="string">
                <text:p text:style-name="Table_20_Contents"><office:annotation><dc:creator>Auteur inconnu</dc:creator><dc:date>2020-06-04T15:39:27.40</dc:date><text:p text:style-name="P11"><text:span text:style-name="T3">do table if len(categoryList[2]) == 1 and categoryList[2][0][1] == 1</text:span></text:p></office:annotation><text:tab/><text:change-start text:change-id="ct329424288"/><text:span text:style-name="T1">categoryList[2][0][0].Title()</text:span><text:change-end text:change-id="ct329424288"/></text:p>
                <text:p text:style-name="Table_20_Contents"/>
              </table:table-cell>
            </table:table-row>
          </table:table>
          <table:table table:name="PointsPublics" table:style-name="PointsPublics">
            <table:table-column table:style-name="PointsPublics.A"/>
            <table:table-row>
              <table:table-cell office:value-type="string">
                <text:p text:style-name="Table_20_Contents"><office:annotation><dc:creator>Auteur inconnu</dc:creator><dc:date>2020-06-04T14:32:04.40</dc:date><text:p text:style-name="P11"><text:span text:style-name="T2">do table else</text:span></text:p></office:annotation><office:annotation><dc:creator>Auteur inconnu</dc:creator><dc:date>2020-06-04T15:27:32.40</dc:date><text:p text:style-name="P11"><text:span text:style-name="T3">do row for item in categoryList[2]</text:span></text:p></office:annotation><text:change-start text:change-id="ct329425432"/>item[1]<text:change-end text:change-id="ct329425432"/>.<text:tab/><text:change-start text:change-id="ct329425536"/>item[0].Title()<text:change-end text:change-id="ct329425536"/></text:p>
                <text:p text:style-name="Table_20_Contents"/>
              </table:table-cell>
            </table:table-row>
          </table:table>
        </text:section>
        <text:p text:style-name="Standard"/>
        <text:p text:style-name="Standard"/>
        <text:p text:style-name="P2"/>
      </text:section>
      <text:section text:style-name="Sect1" text:name="Huis-Clos">
        <text:p text:style-name="P8"><office:annotation><dc:creator>Auteur inconnu</dc:creator><dc:date>2021-06-08T16:17:12.40</dc:date><text:p text:style-name="P11"><text:span text:style-name="T3">do section if len(self.adapted().getPrintableItemsByCategory(itemUids, late=True, privacy='secret')) &gt; 0</text:span></text:p></office:annotation>HUIS CLOS</text:p>
        <text:p text:style-name="Standard"/>
        <text:p text:style-name="Standard"/>
        <text:p text:style-name="Standard"/>
        <text:section text:style-name="Sect1" text:name="Catégorie Huis-Clos">
          <text:p text:style-name="P3"><office:annotation><dc:creator>Auteur inconnu</dc:creator><dc:date>2020-06-04T14:26:48.40</dc:date><text:p text:style-name="P11"><text:span text:style-name="T3">do section for categoryList in self.adapted().getPrintableItemsByCategory(itemUids, late=True, privacy='secret')</text:span></text:p></office:annotation><text:change-start text:change-id="ct329425952"/>categoryList[1]<text:change-end text:change-id="ct329425952"/>.<text:tab/><text:change-start text:change-id="ct329424496"/>categoryList[0].Title()<text:change-end text:change-id="ct329424496"/></text:p>
          <text:p text:style-name="Standard"/>
          <table:table table:name="PointHuis-Clos" table:style-name="PointHuis-Clos">
            <table:table-column table:style-name="PointHuis-Clos.A"/>
            <table:table-row>
              <table:table-cell office:value-type="string">
                <text:p text:style-name="Table_20_Contents"><office:annotation><dc:creator>Auteur inconnu</dc:creator><dc:date>2020-06-04T15:42:06.41</dc:date><text:p text:style-name="P11"><text:span text:style-name="T3">do table if len(categoryList[2]) == 1 and categoryList[2][0][1] == 1</text:span></text:p></office:annotation><text:tab/><text:change-start text:change-id="ct329426056"/><text:span text:style-name="T1">categoryList[2][0][0].Title()</text:span><text:change-end text:change-id="ct329426056"/></text:p>
                <text:p text:style-name="Table_20_Contents"/>
              </table:table-cell>
            </table:table-row>
          </table:table>
          <table:table table:name="PointsHuis-Clos" table:style-name="PointsHuis-Clos">
            <table:table-column table:style-name="PointsHuis-Clos.A"/>
            <table:table-row>
              <table:table-cell office:value-type="string">
                <text:p text:style-name="Table_20_Contents"><office:annotation><dc:creator>Auteur inconnu</dc:creator><dc:date>2020-06-04T14:32:04.41</dc:date><text:p text:style-name="P11"><text:span text:style-name="T2">do table else</text:span></text:p></office:annotation><office:annotation><dc:creator>Auteur inconnu</dc:creator><dc:date>2020-06-04T15:42:39.41</dc:date><text:p text:style-name="P11"><text:span text:style-name="T3">do row for item in categoryList[2]</text:span></text:p></office:annotation><text:change-start text:change-id="ct329424808"/>item[1]<text:change-end text:change-id="ct329424808"/>.<text:tab/><text:change-start text:change-id="ct329426160"/>item[0].Title()<text:change-end text:change-id="ct329426160"/></text:p>
                <text:p text:style-name="Table_20_Contents"/>
              </table:table-cell>
            </table:table-row>
          </table:table>
        </text:section>
        <text:p text:style-name="Standard"/>
        <text:p text:style-name="Standard"/>
        <text:p text:style-name="P10">* <text:s text:c="2"/>* <text:s text:c="2"/>*</text:p>
        <text:p text:style-name="Standard"/>
        <text:p text:style-name="Standard"/>
        <text:p text:style-name="Standard"/>
        <text:p text:style-name="P4">Fait à ANDENNE, le <text:date style:data-style-name="N76" text:date-value="2021-06-08T16:09:34.52" text:fixed="true">8 juin 2021</text:date>.</text:p>
      </text:section>
      <text:section text:style-name="Sect1" text:name="Signature">
        <text:p text:style-name="P5"/>
        <text:p text:style-name="P5"/>
        <text:p text:style-name="P4"><text:change-start text:change-id="ct329423456"/>self.adapted().getCertifiedSignatures()[1]<text:change-end text:change-id="ct329423456"/></text:p>
        <text:p text:style-name="P4"><text:change-start text:change-id="ct329423560"/>self.adapted().getCertifiedSignatures()[0]<text:change-end text:change-id="ct329423560"/></text:p>
        <text:p text:style-name="P5"/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style:page-number="auto" fo:background-color="transparent" style:shadow="none" style:writing-mode="lr-tb">
        <style:tab-stops>
          <style:tab-stop style:position="1.27cm"/>
        </style:tab-stops>
        <style:background-image/>
      </style:paragraph-properties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1.27cm" fo:margin-right="0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Verdan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line-height="100%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Verdana1" fo:font-size="16pt" fo:letter-spacing="-0.007cm" style:text-underline-style="solid" style:text-underline-width="auto" style:text-underline-color="font-color" fo:font-weight="bold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Standard2" style:family="paragraph" style:parent-style-name="Text_20_body" style:next-style-name="Standard" style:master-page-name="">
      <style:paragraph-properties fo:margin-left="0cm" fo:margin-right="0cm" fo:margin-top="0.199cm" fo:margin-bottom="0.199cm" fo:text-align="justify" style:justify-single-word="false" fo:text-indent="0cm" style:auto-text-indent="false" style:page-number="auto" fo:background-color="transparent">
        <style:tab-stops>
          <style:tab-stop style:position="1.27cm"/>
        </style:tab-stops>
        <style:background-image/>
      </style:paragraph-properties>
      <style:text-properties fo:text-transform="uppercase" style:text-underline-style="none" fo:font-weight="normal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2" style:family="paragraph" style:parent-style-name="Standard" style:class="text" style:master-page-name="">
      <style:paragraph-properties fo:margin-left="1.27cm" fo:margin-right="0cm" fo:text-indent="-1.27cm" style:auto-text-indent="false" style:page-number="auto" fo:background-color="transparent">
        <style:tab-stops/>
        <style:background-image/>
      </style:paragraph-properties>
      <style:text-properties fo:font-size="9pt" fo:letter-spacing="-0.007cm" style:text-underline-style="none" fo:font-weight="normal"/>
    </style:style>
    <style:style style:name="standard4" style:family="paragraph" style:parent-style-name="standard2">
      <style:text-properties fo:font-style="italic"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2.499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matiere">
      <style:footer>
        <text:p text:style-name="MP1"><text:page-number text:select-page="current"/></text:p>
      </style:footer>
    </style:master-page>
    <style:master-page style:name="matiere" style:page-layout-name="Mpm3" style:next-style-name="Standard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initial-creator>yvagem</meta:initial-creator>
    <meta:creation-date>2006-03-23T12:38:00</meta:creation-date>
    <dc:date>2021-08-31T17:16:27.10</dc:date>
    <meta:print-date>2006-03-23T13:01:00</meta:print-date>
    <dc:language>fr-FR</dc:language>
    <meta:editing-cycles>231</meta:editing-cycles>
    <meta:editing-duration>P10DT1H55M54S</meta:editing-duration>
    <meta:document-statistic meta:table-count="6" meta:image-count="0" meta:object-count="0" meta:page-count="1" meta:paragraph-count="18" meta:word-count="54" meta:character-count="483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